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02b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02b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02b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02b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02b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02b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02b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02b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02b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02b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02b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02b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02b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02b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02b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02b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02b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élix José del valle Lunar Medr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8/9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3086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élix José  Lunar Zaba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6039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1.5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66" meta:non-whitespace-character-count="996"/>
    <meta:template xlink:type="simple" xlink:actuate="onRequest" xlink:title="Normal" xlink:href=""/>
  </office:meta>
</office:document-meta>
</file>